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page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57in" svg:height="3.5449in" svg:x="0.0543in" svg:y="2.8362in">
            <draw:object draw:notify-on-update-of-ranges="Sheet1.B3:Sheet1.B3 Sheet1.C3:Sheet1.I3 Sheet1.B4:Sheet1.B4 Sheet1.C4:Sheet1.I4 Sheet1.B5:Sheet1.B5 Sheet1.C5:Sheet1.I5 Sheet1.B6:Sheet1.B6 Sheet1.C6:Sheet1.I6 Sheet1.B7:Sheet1.B7 Sheet1.C7:Sheet1.I7 Sheet1.B8:Sheet1.B8 Sheet1.C8:Sheet1.I8 Sheet1.B9:Sheet1.B9 Sheet1.C9:Sheet1.I9 Sheet1.B10:Sheet1.B10 Sheet1.C10:Sheet1.I10 Sheet1.B11:Sheet1.B11 Sheet1.C11:Sheet1.I11 Sheet1.B12:Sheet1.B12 Sheet1.C12:Sheet1.I12 Sheet1.B13:Sheet1.B13 Sheet1.C13:Sheet1.I13 Sheet1.B14:Sheet1.B14 Sheet1.C14:Sheet1.I14 Sheet1.B15:Sheet1.B15 Sheet1.C15:Sheet1.I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" office:value-type="string" table:number-columns-spanned="1" table:number-rows-spanned="6">
            <text:p>thread</text:p>
          </table:table-cell>
          <table:table-cell table:style-name="ce2" office:value-type="string">
            <text:p>1 dsl thread</text:p>
          </table:table-cell>
          <table:table-cell office:value-type="float" office:value="22.6722">
            <text:p>22.6722</text:p>
          </table:table-cell>
          <table:table-cell office:value-type="float" office:value="22.2156">
            <text:p>22.2156</text:p>
          </table:table-cell>
          <table:table-cell office:value-type="float" office:value="17">
            <text:p>17</text:p>
          </table:table-cell>
          <table:table-cell office:value-type="float" office:value="14.1067">
            <text:p>14.1067</text:p>
          </table:table-cell>
          <table:table-cell office:value-type="float" office:value="6.75238">
            <text:p>6.75238</text:p>
          </table:table-cell>
          <table:table-cell office:value-type="float" office:value="9.8456">
            <text:p>9.8456</text:p>
          </table:table-cell>
          <table:table-cell office:value-type="float" office:value="10.932">
            <text:p>10.932</text:p>
          </table:table-cell>
        </table:table-row>
        <table:table-row table:style-name="ro2">
          <table:covered-table-cell/>
          <table:table-cell table:style-name="ce2" office:value-type="string">
            <text:p>2 dsl thread</text:p>
          </table:table-cell>
          <table:table-cell office:value-type="float" office:value="30.0213">
            <text:p>30.0213</text:p>
          </table:table-cell>
          <table:table-cell office:value-type="float" office:value="30.8292">
            <text:p>30.8292</text:p>
          </table:table-cell>
          <table:table-cell office:value-type="float" office:value="24.9472">
            <text:p>24.9472</text:p>
          </table:table-cell>
          <table:table-cell office:value-type="float" office:value="24.4345">
            <text:p>24.4345</text:p>
          </table:table-cell>
          <table:table-cell office:value-type="float" office:value="14.2044">
            <text:p>14.2044</text:p>
          </table:table-cell>
          <table:table-cell office:value-type="float" office:value="19.2565">
            <text:p>19.2565</text:p>
          </table:table-cell>
          <table:table-cell office:value-type="float" office:value="20.4807">
            <text:p>20.4807</text:p>
          </table:table-cell>
        </table:table-row>
        <table:table-row table:style-name="ro2">
          <table:covered-table-cell/>
          <table:table-cell table:style-name="ce2" office:value-type="string">
            <text:p>3 dsl thread</text:p>
          </table:table-cell>
          <table:table-cell office:value-type="float" office:value="27.9678">
            <text:p>27.9678</text:p>
          </table:table-cell>
          <table:table-cell office:value-type="float" office:value="39.0036">
            <text:p>39.0036</text:p>
          </table:table-cell>
          <table:table-cell office:value-type="float" office:value="41.354">
            <text:p>41.354</text:p>
          </table:table-cell>
          <table:table-cell office:value-type="float" office:value="36.4488">
            <text:p>36.4488</text:p>
          </table:table-cell>
          <table:table-cell office:value-type="float" office:value="22.8068">
            <text:p>22.8068</text:p>
          </table:table-cell>
          <table:table-cell office:value-type="float" office:value="30.6374">
            <text:p>30.6374</text:p>
          </table:table-cell>
          <table:table-cell office:value-type="float" office:value="29.1674">
            <text:p>29.1674</text:p>
          </table:table-cell>
        </table:table-row>
        <table:table-row table:style-name="ro2">
          <table:covered-table-cell/>
          <table:table-cell table:style-name="ce2" office:value-type="string">
            <text:p>4 dsl thread</text:p>
          </table:table-cell>
          <table:table-cell/>
          <table:table-cell office:value-type="float" office:value="50.6274">
            <text:p>50.6274</text:p>
          </table:table-cell>
          <table:table-cell office:value-type="float" office:value="50.276">
            <text:p>50.276</text:p>
          </table:table-cell>
          <table:table-cell office:value-type="float" office:value="44.1392">
            <text:p>44.1392</text:p>
          </table:table-cell>
          <table:table-cell office:value-type="float" office:value="45.436">
            <text:p>45.436</text:p>
          </table:table-cell>
          <table:table-cell office:value-type="float" office:value="39.5942">
            <text:p>39.5942</text:p>
          </table:table-cell>
          <table:table-cell office:value-type="float" office:value="44.9171">
            <text:p>44.9171</text:p>
          </table:table-cell>
        </table:table-row>
        <table:table-row table:style-name="ro2">
          <table:covered-table-cell/>
          <table:table-cell table:style-name="ce2" office:value-type="string">
            <text:p>5 dsl thread</text:p>
          </table:table-cell>
          <table:table-cell/>
          <table:table-cell office:value-type="float" office:value="69.4722">
            <text:p>69.4722</text:p>
          </table:table-cell>
          <table:table-cell office:value-type="float" office:value="56.8056">
            <text:p>56.8056</text:p>
          </table:table-cell>
          <table:table-cell office:value-type="float" office:value="63.7202">
            <text:p>63.7202</text:p>
          </table:table-cell>
          <table:table-cell office:value-type="float" office:value="43.1881">
            <text:p>43.1881</text:p>
          </table:table-cell>
          <table:table-cell office:value-type="float" office:value="55.6569">
            <text:p>55.6569</text:p>
          </table:table-cell>
          <table:table-cell office:value-type="float" office:value="58.4497">
            <text:p>58.4497</text:p>
          </table:table-cell>
        </table:table-row>
        <table:table-row table:style-name="ro2">
          <table:covered-table-cell/>
          <table:table-cell table:style-name="ce2" office:value-type="string">
            <text:p>6 dsl thread</text:p>
          </table:table-cell>
          <table:table-cell/>
          <table:table-cell office:value-type="float" office:value="69.4722">
            <text:p>69.4722</text:p>
          </table:table-cell>
          <table:table-cell office:value-type="float" office:value="56.8056">
            <text:p>56.8056</text:p>
          </table:table-cell>
          <table:table-cell office:value-type="float" office:value="63.7202">
            <text:p>63.7202</text:p>
          </table:table-cell>
          <table:table-cell office:value-type="float" office:value="55.1777">
            <text:p>55.1777</text:p>
          </table:table-cell>
          <table:table-cell office:value-type="float" office:value="61.2556">
            <text:p>61.2556</text:p>
          </table:table-cell>
          <table:table-cell office:value-type="float" office:value="59.4722">
            <text:p>59.4722</text:p>
          </table:table-cell>
        </table:table-row>
        <table:table-row table:style-name="ro2">
          <table:table-cell table:style-name="ce1" office:value-type="string" table:number-columns-spanned="1" table:number-rows-spanned="6">
            <text:p>process</text:p>
          </table:table-cell>
          <table:table-cell table:style-name="ce2" office:value-type="string">
            <text:p>1 dsl process</text:p>
          </table:table-cell>
          <table:table-cell office:value-type="float" office:value="6.02576">
            <text:p>6.02576</text:p>
          </table:table-cell>
          <table:table-cell office:value-type="float" office:value="6.46323">
            <text:p>6.46323</text:p>
          </table:table-cell>
          <table:table-cell office:value-type="float" office:value="5.96501">
            <text:p>5.96501</text:p>
          </table:table-cell>
          <table:table-cell office:value-type="float" office:value="5.41331">
            <text:p>5.41331</text:p>
          </table:table-cell>
          <table:table-cell office:value-type="float" office:value="5.3574">
            <text:p>5.3574</text:p>
          </table:table-cell>
          <table:table-cell office:value-type="float" office:value="5.10647">
            <text:p>5.10647</text:p>
          </table:table-cell>
          <table:table-cell office:value-type="float" office:value="4.93347">
            <text:p>4.93347</text:p>
          </table:table-cell>
        </table:table-row>
        <table:table-row table:style-name="ro2">
          <table:covered-table-cell/>
          <table:table-cell table:style-name="ce2" office:value-type="string">
            <text:p>2 dsl process</text:p>
          </table:table-cell>
          <table:table-cell office:value-type="float" office:value="12.0871">
            <text:p>12.0871</text:p>
          </table:table-cell>
          <table:table-cell office:value-type="float" office:value="10.5343">
            <text:p>10.5343</text:p>
          </table:table-cell>
          <table:table-cell office:value-type="float" office:value="11.6956">
            <text:p>11.6956</text:p>
          </table:table-cell>
          <table:table-cell office:value-type="float" office:value="10.4312">
            <text:p>10.4312</text:p>
          </table:table-cell>
          <table:table-cell office:value-type="float" office:value="10.2458">
            <text:p>10.2458</text:p>
          </table:table-cell>
          <table:table-cell office:value-type="float" office:value="9.8857">
            <text:p>9.8857</text:p>
          </table:table-cell>
          <table:table-cell office:value-type="float" office:value="10.3931">
            <text:p>10.3931</text:p>
          </table:table-cell>
        </table:table-row>
        <table:table-row table:style-name="ro2">
          <table:covered-table-cell/>
          <table:table-cell table:style-name="ce2" office:value-type="string">
            <text:p>3 dsl process</text:p>
          </table:table-cell>
          <table:table-cell office:value-type="float" office:value="17.587">
            <text:p>17.587</text:p>
          </table:table-cell>
          <table:table-cell office:value-type="float" office:value="15.5457">
            <text:p>15.5457</text:p>
          </table:table-cell>
          <table:table-cell office:value-type="float" office:value="13.598">
            <text:p>13.598</text:p>
          </table:table-cell>
          <table:table-cell office:value-type="float" office:value="13.1218">
            <text:p>13.1218</text:p>
          </table:table-cell>
          <table:table-cell office:value-type="float" office:value="14.9075">
            <text:p>14.9075</text:p>
          </table:table-cell>
          <table:table-cell office:value-type="float" office:value="15.4538">
            <text:p>15.4538</text:p>
          </table:table-cell>
          <table:table-cell office:value-type="float" office:value="14.3785">
            <text:p>14.3785</text:p>
          </table:table-cell>
        </table:table-row>
        <table:table-row table:style-name="ro2">
          <table:covered-table-cell/>
          <table:table-cell table:style-name="ce2" office:value-type="string">
            <text:p>4 dsl process</text:p>
          </table:table-cell>
          <table:table-cell/>
          <table:table-cell office:value-type="float" office:value="23.9261">
            <text:p>23.9261</text:p>
          </table:table-cell>
          <table:table-cell office:value-type="float" office:value="23.2619">
            <text:p>23.2619</text:p>
          </table:table-cell>
          <table:table-cell office:value-type="float" office:value="16.5731">
            <text:p>16.5731</text:p>
          </table:table-cell>
          <table:table-cell office:value-type="float" office:value="24.4787">
            <text:p>24.4787</text:p>
          </table:table-cell>
          <table:table-cell office:value-type="float" office:value="18.7058">
            <text:p>18.7058</text:p>
          </table:table-cell>
          <table:table-cell office:value-type="float" office:value="20.0599">
            <text:p>20.0599</text:p>
          </table:table-cell>
        </table:table-row>
        <table:table-row table:style-name="ro2">
          <table:covered-table-cell/>
          <table:table-cell table:style-name="ce2" office:value-type="string">
            <text:p>5 dsl process</text:p>
          </table:table-cell>
          <table:table-cell/>
          <table:table-cell office:value-type="float" office:value="32.2037">
            <text:p>32.2037</text:p>
          </table:table-cell>
          <table:table-cell office:value-type="float" office:value="34.7312">
            <text:p>34.7312</text:p>
          </table:table-cell>
          <table:table-cell office:value-type="float" office:value="24.8148">
            <text:p>24.8148</text:p>
          </table:table-cell>
          <table:table-cell office:value-type="float" office:value="22.2889">
            <text:p>22.2889</text:p>
          </table:table-cell>
          <table:table-cell office:value-type="float" office:value="27.9597">
            <text:p>27.9597</text:p>
          </table:table-cell>
          <table:table-cell office:value-type="float" office:value="27.8588">
            <text:p>27.8588</text:p>
          </table:table-cell>
        </table:table-row>
        <table:table-row table:style-name="ro2">
          <table:covered-table-cell/>
          <table:table-cell table:style-name="ce2" office:value-type="string">
            <text:p>6 dsl process</text:p>
          </table:table-cell>
          <table:table-cell/>
          <table:table-cell office:value-type="float" office:value="32.2037">
            <text:p>32.2037</text:p>
          </table:table-cell>
          <table:table-cell office:value-type="float" office:value="34.7312">
            <text:p>34.7312</text:p>
          </table:table-cell>
          <table:table-cell office:value-type="float" office:value="24.8148">
            <text:p>24.8148</text:p>
          </table:table-cell>
          <table:table-cell office:value-type="float" office:value="26.6865">
            <text:p>26.6865</text:p>
          </table:table-cell>
          <table:table-cell office:value-type="float" office:value="26.8858">
            <text:p>26.8858</text:p>
          </table:table-cell>
          <table:table-cell office:value-type="float" office:value="26.867">
            <text:p>26.867</text:p>
          </table:table-cell>
        </table:table-row>
        <table:table-row table:style-name="ro1" table:number-rows-repeated="2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rvini </meta:initial-creator>
    <meta:creation-date>2013-11-20T23:16:20</meta:creation-date>
    <dc:date>2013-11-21T00:04:45</dc:date>
    <dc:creator>cervini </dc:creator>
    <meta:editing-duration>PT44M10S</meta:editing-duration>
    <meta:editing-cycles>36</meta:editing-cycles>
    <meta:generator>LibreOffice/3.5$Linux_X86_64 LibreOffice_project/350m1$Build-2</meta:generator>
    <meta:document-statistic meta:table-count="3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2.584cm" svg:y="1.464cm" style:legend-expansion="high" chart:style-name="ch2"/>
        <chart:plot-area chart:style-name="ch3" table:cell-range-address="Sheet1.B3:Sheet1.I15" chart:data-source-has-labels="both" svg:x="0.769cm" svg:y="0.855cm" svg:width="11.177cm" svg:height="7.55cm">
          <chartooo:coordinate-region svg:x="1.39cm" svg:y="1.054cm" svg:width="10.369cm" svg:height="6.704cm"/>
          <chart:axis chart:dimension="x" chart:name="primary-x" chart:style-name="ch4" chartooo:axis-type="auto">
            <chartooo:date-scale/>
            <chart:categories table:cell-range-address="Sheet1.C3:Sheet1.I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I4" chart:label-cell-address="Sheet1.B4:Sheet1.B4" chart:class="chart:line">
            <chart:data-point chart:repeated="7"/>
          </chart:series>
          <chart:series chart:style-name="ch7" chart:values-cell-range-address="Sheet1.C5:Sheet1.I5" chart:label-cell-address="Sheet1.B5:Sheet1.B5" chart:class="chart:line">
            <chart:data-point chart:repeated="7"/>
          </chart:series>
          <chart:series chart:style-name="ch8" chart:values-cell-range-address="Sheet1.C6:Sheet1.I6" chart:label-cell-address="Sheet1.B6:Sheet1.B6" chart:class="chart:line">
            <chart:data-point chart:repeated="7"/>
          </chart:series>
          <chart:series chart:style-name="ch9" chart:values-cell-range-address="Sheet1.C7:Sheet1.I7" chart:label-cell-address="Sheet1.B7:Sheet1.B7" chart:class="chart:line">
            <chart:data-point chart:repeated="7"/>
          </chart:series>
          <chart:series chart:style-name="ch10" chart:values-cell-range-address="Sheet1.C8:Sheet1.I8" chart:label-cell-address="Sheet1.B8:Sheet1.B8" chart:class="chart:line">
            <chart:data-point chart:repeated="7"/>
          </chart:series>
          <chart:series chart:style-name="ch11" chart:values-cell-range-address="Sheet1.C9:Sheet1.I9" chart:label-cell-address="Sheet1.B9:Sheet1.B9" chart:class="chart:line">
            <chart:data-point chart:repeated="7"/>
          </chart:series>
          <chart:series chart:style-name="ch12" chart:values-cell-range-address="Sheet1.C10:Sheet1.I10" chart:label-cell-address="Sheet1.B10:Sheet1.B10" chart:class="chart:line">
            <chart:data-point chart:repeated="7"/>
          </chart:series>
          <chart:series chart:style-name="ch13" chart:values-cell-range-address="Sheet1.C11:Sheet1.I11" chart:label-cell-address="Sheet1.B11:Sheet1.B11" chart:class="chart:line">
            <chart:data-point chart:repeated="7"/>
          </chart:series>
          <chart:series chart:style-name="ch14" chart:values-cell-range-address="Sheet1.C12:Sheet1.I12" chart:label-cell-address="Sheet1.B12:Sheet1.B12" chart:class="chart:line">
            <chart:data-point chart:repeated="7"/>
          </chart:series>
          <chart:series chart:style-name="ch15" chart:values-cell-range-address="Sheet1.C13:Sheet1.I13" chart:label-cell-address="Sheet1.B13:Sheet1.B13" chart:class="chart:line">
            <chart:data-point chart:repeated="7"/>
          </chart:series>
          <chart:series chart:style-name="ch16" chart:values-cell-range-address="Sheet1.C14:Sheet1.I14" chart:label-cell-address="Sheet1.B14:Sheet1.B14" chart:class="chart:line">
            <chart:data-point chart:repeated="7"/>
          </chart:series>
          <chart:series chart:style-name="ch17" chart:values-cell-range-address="Sheet1.C15:Sheet1.I15" chart:label-cell-address="Sheet1.B15:Sheet1.B15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C3:Sheet1.I3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1 dsl thread</text:p>
                <draw:g>
                  <svg:desc>Sheet1.B4:Sheet1.B4</svg:desc>
                </draw:g>
              </table:table-cell>
              <table:table-cell office:value-type="float" office:value="22.6722">
                <text:p>22.6722</text:p>
                <draw:g>
                  <svg:desc>Sheet1.C4:Sheet1.I4</svg:desc>
                </draw:g>
              </table:table-cell>
              <table:table-cell office:value-type="float" office:value="22.2156">
                <text:p>22.2156</text:p>
              </table:table-cell>
              <table:table-cell office:value-type="float" office:value="17">
                <text:p>17</text:p>
              </table:table-cell>
              <table:table-cell office:value-type="float" office:value="14.1067">
                <text:p>14.1067</text:p>
              </table:table-cell>
              <table:table-cell office:value-type="float" office:value="6.75238">
                <text:p>6.75238</text:p>
              </table:table-cell>
              <table:table-cell office:value-type="float" office:value="9.8456">
                <text:p>9.8456</text:p>
              </table:table-cell>
              <table:table-cell office:value-type="float" office:value="10.932">
                <text:p>10.932</text:p>
              </table:table-cell>
            </table:table-row>
            <table:table-row>
              <table:table-cell office:value-type="string">
                <text:p>2 dsl thread</text:p>
                <draw:g>
                  <svg:desc>Sheet1.B5:Sheet1.B5</svg:desc>
                </draw:g>
              </table:table-cell>
              <table:table-cell office:value-type="float" office:value="30.0213">
                <text:p>30.0213</text:p>
                <draw:g>
                  <svg:desc>Sheet1.C5:Sheet1.I5</svg:desc>
                </draw:g>
              </table:table-cell>
              <table:table-cell office:value-type="float" office:value="30.8292">
                <text:p>30.8292</text:p>
              </table:table-cell>
              <table:table-cell office:value-type="float" office:value="24.9472">
                <text:p>24.9472</text:p>
              </table:table-cell>
              <table:table-cell office:value-type="float" office:value="24.4345">
                <text:p>24.4345</text:p>
              </table:table-cell>
              <table:table-cell office:value-type="float" office:value="14.2044">
                <text:p>14.2044</text:p>
              </table:table-cell>
              <table:table-cell office:value-type="float" office:value="19.2565">
                <text:p>19.2565</text:p>
              </table:table-cell>
              <table:table-cell office:value-type="float" office:value="20.4807">
                <text:p>20.4807</text:p>
              </table:table-cell>
            </table:table-row>
            <table:table-row>
              <table:table-cell office:value-type="string">
                <text:p>3 dsl thread</text:p>
                <draw:g>
                  <svg:desc>Sheet1.B6:Sheet1.B6</svg:desc>
                </draw:g>
              </table:table-cell>
              <table:table-cell office:value-type="float" office:value="27.9678">
                <text:p>27.9678</text:p>
                <draw:g>
                  <svg:desc>Sheet1.C6:Sheet1.I6</svg:desc>
                </draw:g>
              </table:table-cell>
              <table:table-cell office:value-type="float" office:value="39.0036">
                <text:p>39.0036</text:p>
              </table:table-cell>
              <table:table-cell office:value-type="float" office:value="41.354">
                <text:p>41.354</text:p>
              </table:table-cell>
              <table:table-cell office:value-type="float" office:value="36.4488">
                <text:p>36.4488</text:p>
              </table:table-cell>
              <table:table-cell office:value-type="float" office:value="22.8068">
                <text:p>22.8068</text:p>
              </table:table-cell>
              <table:table-cell office:value-type="float" office:value="30.6374">
                <text:p>30.6374</text:p>
              </table:table-cell>
              <table:table-cell office:value-type="float" office:value="29.1674">
                <text:p>29.1674</text:p>
              </table:table-cell>
            </table:table-row>
            <table:table-row>
              <table:table-cell office:value-type="string">
                <text:p>4 dsl thread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I7</svg:desc>
                </draw:g>
              </table:table-cell>
              <table:table-cell office:value-type="float" office:value="50.6274">
                <text:p>50.6274</text:p>
              </table:table-cell>
              <table:table-cell office:value-type="float" office:value="50.276">
                <text:p>50.276</text:p>
              </table:table-cell>
              <table:table-cell office:value-type="float" office:value="44.1392">
                <text:p>44.1392</text:p>
              </table:table-cell>
              <table:table-cell office:value-type="float" office:value="45.436">
                <text:p>45.436</text:p>
              </table:table-cell>
              <table:table-cell office:value-type="float" office:value="39.5942">
                <text:p>39.5942</text:p>
              </table:table-cell>
              <table:table-cell office:value-type="float" office:value="44.9171">
                <text:p>44.9171</text:p>
              </table:table-cell>
            </table:table-row>
            <table:table-row>
              <table:table-cell office:value-type="string">
                <text:p>5 dsl thread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I8</svg:desc>
                </draw:g>
              </table:table-cell>
              <table:table-cell office:value-type="float" office:value="69.4722">
                <text:p>69.4722</text:p>
              </table:table-cell>
              <table:table-cell office:value-type="float" office:value="56.8056">
                <text:p>56.8056</text:p>
              </table:table-cell>
              <table:table-cell office:value-type="float" office:value="63.7202">
                <text:p>63.7202</text:p>
              </table:table-cell>
              <table:table-cell office:value-type="float" office:value="43.1881">
                <text:p>43.1881</text:p>
              </table:table-cell>
              <table:table-cell office:value-type="float" office:value="55.6569">
                <text:p>55.6569</text:p>
              </table:table-cell>
              <table:table-cell office:value-type="float" office:value="58.4497">
                <text:p>58.4497</text:p>
              </table:table-cell>
            </table:table-row>
            <table:table-row>
              <table:table-cell office:value-type="string">
                <text:p>6 dsl thread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I9</svg:desc>
                </draw:g>
              </table:table-cell>
              <table:table-cell office:value-type="float" office:value="69.4722">
                <text:p>69.4722</text:p>
              </table:table-cell>
              <table:table-cell office:value-type="float" office:value="56.8056">
                <text:p>56.8056</text:p>
              </table:table-cell>
              <table:table-cell office:value-type="float" office:value="63.7202">
                <text:p>63.7202</text:p>
              </table:table-cell>
              <table:table-cell office:value-type="float" office:value="55.1777">
                <text:p>55.1777</text:p>
              </table:table-cell>
              <table:table-cell office:value-type="float" office:value="61.2556">
                <text:p>61.2556</text:p>
              </table:table-cell>
              <table:table-cell office:value-type="float" office:value="59.4722">
                <text:p>59.4722</text:p>
              </table:table-cell>
            </table:table-row>
            <table:table-row>
              <table:table-cell office:value-type="string">
                <text:p>1 dsl process</text:p>
                <draw:g>
                  <svg:desc>Sheet1.B10:Sheet1.B10</svg:desc>
                </draw:g>
              </table:table-cell>
              <table:table-cell office:value-type="float" office:value="6.02576">
                <text:p>6.02576</text:p>
                <draw:g>
                  <svg:desc>Sheet1.C10:Sheet1.I10</svg:desc>
                </draw:g>
              </table:table-cell>
              <table:table-cell office:value-type="float" office:value="6.46323">
                <text:p>6.46323</text:p>
              </table:table-cell>
              <table:table-cell office:value-type="float" office:value="5.96501">
                <text:p>5.96501</text:p>
              </table:table-cell>
              <table:table-cell office:value-type="float" office:value="5.41331">
                <text:p>5.41331</text:p>
              </table:table-cell>
              <table:table-cell office:value-type="float" office:value="5.3574">
                <text:p>5.3574</text:p>
              </table:table-cell>
              <table:table-cell office:value-type="float" office:value="5.10647">
                <text:p>5.10647</text:p>
              </table:table-cell>
              <table:table-cell office:value-type="float" office:value="4.93347">
                <text:p>4.93347</text:p>
              </table:table-cell>
            </table:table-row>
            <table:table-row>
              <table:table-cell office:value-type="string">
                <text:p>2 dsl process</text:p>
                <draw:g>
                  <svg:desc>Sheet1.B11:Sheet1.B11</svg:desc>
                </draw:g>
              </table:table-cell>
              <table:table-cell office:value-type="float" office:value="12.0871">
                <text:p>12.0871</text:p>
                <draw:g>
                  <svg:desc>Sheet1.C11:Sheet1.I11</svg:desc>
                </draw:g>
              </table:table-cell>
              <table:table-cell office:value-type="float" office:value="10.5343">
                <text:p>10.5343</text:p>
              </table:table-cell>
              <table:table-cell office:value-type="float" office:value="11.6956">
                <text:p>11.6956</text:p>
              </table:table-cell>
              <table:table-cell office:value-type="float" office:value="10.4312">
                <text:p>10.4312</text:p>
              </table:table-cell>
              <table:table-cell office:value-type="float" office:value="10.2458">
                <text:p>10.2458</text:p>
              </table:table-cell>
              <table:table-cell office:value-type="float" office:value="9.8857">
                <text:p>9.8857</text:p>
              </table:table-cell>
              <table:table-cell office:value-type="float" office:value="10.3931">
                <text:p>10.3931</text:p>
              </table:table-cell>
            </table:table-row>
            <table:table-row>
              <table:table-cell office:value-type="string">
                <text:p>3 dsl process</text:p>
                <draw:g>
                  <svg:desc>Sheet1.B12:Sheet1.B12</svg:desc>
                </draw:g>
              </table:table-cell>
              <table:table-cell office:value-type="float" office:value="17.587">
                <text:p>17.587</text:p>
                <draw:g>
                  <svg:desc>Sheet1.C12:Sheet1.I12</svg:desc>
                </draw:g>
              </table:table-cell>
              <table:table-cell office:value-type="float" office:value="15.5457">
                <text:p>15.5457</text:p>
              </table:table-cell>
              <table:table-cell office:value-type="float" office:value="13.598">
                <text:p>13.598</text:p>
              </table:table-cell>
              <table:table-cell office:value-type="float" office:value="13.1218">
                <text:p>13.1218</text:p>
              </table:table-cell>
              <table:table-cell office:value-type="float" office:value="14.9075">
                <text:p>14.9075</text:p>
              </table:table-cell>
              <table:table-cell office:value-type="float" office:value="15.4538">
                <text:p>15.4538</text:p>
              </table:table-cell>
              <table:table-cell office:value-type="float" office:value="14.3785">
                <text:p>14.3785</text:p>
              </table:table-cell>
            </table:table-row>
            <table:table-row>
              <table:table-cell office:value-type="string">
                <text:p>4 dsl process</text:p>
                <draw:g>
                  <svg:desc>Sheet1.B13:Sheet1.B13</svg:desc>
                </draw:g>
              </table:table-cell>
              <table:table-cell office:value-type="float" office:value="NaN">
                <text:p>NaN</text:p>
                <draw:g>
                  <svg:desc>Sheet1.C13:Sheet1.I13</svg:desc>
                </draw:g>
              </table:table-cell>
              <table:table-cell office:value-type="float" office:value="23.9261">
                <text:p>23.9261</text:p>
              </table:table-cell>
              <table:table-cell office:value-type="float" office:value="23.2619">
                <text:p>23.2619</text:p>
              </table:table-cell>
              <table:table-cell office:value-type="float" office:value="16.5731">
                <text:p>16.5731</text:p>
              </table:table-cell>
              <table:table-cell office:value-type="float" office:value="24.4787">
                <text:p>24.4787</text:p>
              </table:table-cell>
              <table:table-cell office:value-type="float" office:value="18.7058">
                <text:p>18.7058</text:p>
              </table:table-cell>
              <table:table-cell office:value-type="float" office:value="20.0599">
                <text:p>20.0599</text:p>
              </table:table-cell>
            </table:table-row>
            <table:table-row>
              <table:table-cell office:value-type="string">
                <text:p>5 dsl process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I14</svg:desc>
                </draw:g>
              </table:table-cell>
              <table:table-cell office:value-type="float" office:value="32.2037">
                <text:p>32.2037</text:p>
              </table:table-cell>
              <table:table-cell office:value-type="float" office:value="34.7312">
                <text:p>34.7312</text:p>
              </table:table-cell>
              <table:table-cell office:value-type="float" office:value="24.8148">
                <text:p>24.8148</text:p>
              </table:table-cell>
              <table:table-cell office:value-type="float" office:value="22.2889">
                <text:p>22.2889</text:p>
              </table:table-cell>
              <table:table-cell office:value-type="float" office:value="27.9597">
                <text:p>27.9597</text:p>
              </table:table-cell>
              <table:table-cell office:value-type="float" office:value="27.8588">
                <text:p>27.8588</text:p>
              </table:table-cell>
            </table:table-row>
            <table:table-row>
              <table:table-cell office:value-type="string">
                <text:p>6 dsl process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I15</svg:desc>
                </draw:g>
              </table:table-cell>
              <table:table-cell office:value-type="float" office:value="32.2037">
                <text:p>32.2037</text:p>
              </table:table-cell>
              <table:table-cell office:value-type="float" office:value="34.7312">
                <text:p>34.7312</text:p>
              </table:table-cell>
              <table:table-cell office:value-type="float" office:value="24.8148">
                <text:p>24.8148</text:p>
              </table:table-cell>
              <table:table-cell office:value-type="float" office:value="26.6865">
                <text:p>26.6865</text:p>
              </table:table-cell>
              <table:table-cell office:value-type="float" office:value="26.8858">
                <text:p>26.8858</text:p>
              </table:table-cell>
              <table:table-cell office:value-type="float" office:value="26.867">
                <text:p>26.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